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165fb"/>
    </style:style>
    <style:style style:name="P2" style:family="paragraph" style:parent-style-name="Preformatted_20_Text">
      <style:text-properties officeooo:paragraph-rsid="001336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2</text:p>
      <text:p text:style-name="P1"/>
      <text:p text:style-name="P1">1. Average number of ciphertext bits changed for 30 plaintext blocks</text:p>
      <text:p text:style-name="P1"><text:s text:c="3"/>31</text:p>
      <text:p text:style-name="P1">2. Average number of ciphertest bits changed for random generated Sbox</text:p>
      <text:p text:style-name="P1"><text:s text:c="3"/>31</text:p>
      <text:p text:style-name="P1">3. Average number of ciphertext bits changed for 30 choices of keys</text:p>
      <text:p text:style-name="P1"><text:s text:c="3"/>32</text:p>
      <text:p text:style-name="P1"/>
      <text:p text:style-name="P2">avg_diff</text:p>
      <text:p text:style-name="P2">31</text:p>
      <text:p text:style-name="P2">[25, 37, 29, 30, 29, 35, 32, 35, 23, 32, 24, 30, 32, 24, 28, 40, 44, 38, 27, 32, 31, 35, 33, 35, 27, 36, 35, 43, 27, 22]</text:p>
      <text:p text:style-name="P2">sbox_avg_diff</text:p>
      <text:p text:style-name="P1"/>
      <text:p text:style-name="P1"/>
      <text:p text:style-name="P1">sbox_avg_diff = 31</text:p>
      <text:p text:style-name="P1">[31, 33, 33, 34, 25, 29, 35, 35, 36, 30, 34, 30, 36, 34, 27, 23, 31, 30, 32, 30, 31, 28, 24, 38, 37, 36, 29, 38, 36, 30]</text:p>
      <text:p text:style-name="P1"/>
      <text:p text:style-name="P1"/>
      <text:p text:style-name="P1">avg_conf = 32</text:p>
      <text:p text:style-name="P1">[34, 32, 31, 30, 31, 34, 31, 27, 36, 28, 39, 40, 36, 30, 34, 28, 36, 30, 32, 38, 32, 31, 31, 39, 30, 33, 33, 31, 33, 30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1" svg:font-family="'WenQuanYi Zen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WenQuanYi Zen Hei1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28T02:58:12</dc:date>
    <dc:creator>Yinuo Li</dc:creator>
    <meta:generator>LibreOffice/4.0.4.2$Linux_X86_64 LibreOffice_project/400m0$Build-2</meta:generator>
    <meta:printed-by>Yinuo Li</meta:printed-by>
    <meta:print-date>2015-01-28T02:49:20</meta:print-date>
    <meta:editing-duration>P0D</meta:editing-duration>
    <meta:editing-cycles>1</meta:editing-cycles>
    <meta:document-statistic meta:table-count="0" meta:image-count="0" meta:object-count="0" meta:page-count="1" meta:paragraph-count="15" meta:word-count="137" meta:character-count="642" meta:non-whitespace-character-count="511"/>
  </office:meta>
</office:document-meta>
</file>